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4D60FB4967481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Empty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3.467cm"/>
    </style:style>
    <style:style style:name="pr4" style:family="presentation" style:parent-style-name="midnightblue-subtitle">
      <style:graphic-properties draw:fill-color="#ffffff" draw:textarea-vertical-align="top" draw:auto-grow-height="true" fo:min-height="1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text-properties fo:font-size="44pt" fo:font-weight="bold" style:font-size-asian="28pt" style:font-size-complex="32pt"/>
    </style:style>
    <style:style style:name="P2" style:family="paragraph">
      <loext:graphic-properties draw:fill-color="#ffffff"/>
      <style:text-properties fo:font-size="44pt" fo:font-weight="bold" style:font-size-asian="28pt" style:font-size-complex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text-properties fo:font-size="32pt" fo:font-weight="normal" style:font-size-asian="28pt" style:font-size-complex="32pt"/>
    </style:style>
    <style:style style:name="P8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8pt" fo:font-weight="bold" style:font-size-asian="32pt" style:font-weight-asian="normal"/>
    </style:style>
    <style:style style:name="P10" style:family="paragraph">
      <style:text-properties fo:font-size="22pt" fo:font-weight="normal" style:font-size-asian="28pt" style:font-size-complex="32pt"/>
    </style:style>
    <style:style style:name="P11" style:family="paragraph">
      <style:text-properties fo:font-size="26pt" fo:font-weight="normal" style:font-size-asian="28pt" style:font-size-complex="32pt"/>
    </style:style>
    <style:style style:name="T1" style:family="text">
      <style:text-properties fo:font-size="44pt" fo:font-weight="bold" style:font-size-asian="28pt" style:font-size-complex="32pt"/>
    </style:style>
    <style:style style:name="T2" style:family="text">
      <style:text-properties fo:font-size="28pt" fo:font-weight="bold" style:font-size-asian="28pt" style:font-size-complex="32pt"/>
    </style:style>
    <style:style style:name="T3" style:family="text">
      <style:text-properties fo:font-size="28pt" style:font-size-asian="28pt" style:font-size-complex="32pt"/>
    </style:style>
    <style:style style:name="T4" style:family="text">
      <style:text-properties fo:font-size="32pt" fo:font-weight="normal" style:font-size-asian="28pt" style:font-size-complex="32pt"/>
    </style:style>
    <style:style style:name="T5" style:family="text">
      <style:text-properties fo:font-size="24pt" fo:font-weight="normal" style:font-size-asian="28pt" style:font-size-complex="32pt"/>
    </style:style>
    <style:style style:name="T6" style:family="text">
      <style:text-properties fo:font-weight="normal"/>
    </style:style>
    <style:style style:name="T7" style:family="text">
      <style:text-properties fo:font-size="32pt" fo:font-weight="normal" style:font-size-asian="20pt" style:font-size-complex="20pt"/>
    </style:style>
    <style:style style:name="T8" style:family="text">
      <style:text-properties fo:font-size="32pt" style:font-size-asian="20pt" style:font-size-complex="20pt"/>
    </style:style>
    <style:style style:name="T9" style:family="text">
      <style:text-properties fo:font-size="26pt" fo:font-weight="normal" style:font-size-asian="28pt" style:font-size-complex="32pt"/>
    </style:style>
    <style:style style:name="T10" style:family="text">
      <style:text-properties fo:font-size="32pt" fo:font-weight="bold" style:font-size-asian="28pt" style:font-size-complex="32pt"/>
    </style:style>
    <style:style style:name="T11" style:family="text">
      <style:text-properties fo:font-size="28pt" fo:font-weight="bold" style:font-size-asian="32pt" style:font-weight-asian="normal"/>
    </style:style>
    <style:style style:name="T12" style:family="text">
      <style:text-properties style:text-position="super 58%" fo:font-size="28pt" fo:font-weight="bold" style:font-size-asian="32pt" style:font-weight-asian="normal"/>
    </style:style>
    <style:style style:name="T13" style:family="text">
      <style:text-properties style:text-position="super 58%" fo:font-size="32pt" fo:font-weight="normal" style:font-size-asian="28pt" style:font-size-complex="32pt"/>
    </style:style>
    <style:style style:name="T14" style:family="text">
      <style:text-properties fo:font-size="22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12.348cm" svg:x="1cm" svg:y="5.252cm" presentation:class="subtitle" presentation:user-transformed="true">
          <draw:text-box>
            <text:p text:style-name="P1"><text:span text:style-name="T1">Paper Presentation</text:span></text:p>
            <text:p text:style-name="P1"><text:span text:style-name="T1">On</text:span></text:p>
            <text:p text:style-name="P1"><text:span text:style-name="T1">Language and its disadvantages</text:span></text:p>
            <text:p><text:span text:style-name="T1"><text:s text:c="18"/></text:span><text:span text:style-name="T2">-Aditya Yadavalli</text:span></text:p>
            <text:p><text:span text:style-name="T2"><text:s text:c="22"/></text:span><text:span text:style-name="T2">2017120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0">
        <office:forms form:automatic-focus="false" form:apply-design-mode="false"/>
        <draw:frame presentation:style-name="pr3" draw:layer="layout" svg:width="19.5cm" svg:height="3.467cm" svg:x="1.4cm" svg:y="0.799cm" presentation:class="title" presentation:user-transformed="true">
          <draw:text-box>
            <text:p>Where it all started</text:p>
          </draw:text-box>
        </draw:frame>
        <draw:frame presentation:style-name="pr4" draw:text-style-name="P5" draw:layer="layout" svg:width="26cm" svg:height="14cm" svg:x="1cm" svg:y="5.743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4"><text:span text:style-name="T3">1950s-lot of jobs were created due to industial revolution</text:span></text:p>
              </text:list-item>
              <text:list-item>
                <text:p text:style-name="P4"><text:span text:style-name="T3">Gaps were filled by immigrants</text:span></text:p>
              </text:list-item>
              <text:list-item>
                <text:p text:style-name="P4"><text:span text:style-name="T3">For the first time ever,a multiethnic pattern was created</text:span></text:p>
              </text:list-item>
              <text:list-item>
                <text:p text:style-name="P4"><text:span text:style-name="T3">If you focus only on Britain,it had the largest group of immigrants from South Asia(mainly North India,Pakistan and Bangladesh)</text:span></text:p>
              </text:list-item>
              <text:list-item>
                <text:p text:style-name="P4"><text:span text:style-name="T3">Many of these South Asians came with a university education through the medium of Engli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draw:frame presentation:style-name="pr5" draw:layer="layout" svg:width="26cm" svg:height="2.663cm" svg:x="1cm" svg:y="0.837cm" presentation:class="title" presentation:user-transformed="true">
          <draw:text-box>
            <text:p>Problems start</text:p>
          </draw:text-box>
        </draw:frame>
        <draw:frame presentation:style-name="midnightblue-outline1" draw:text-style-name="P7" draw:layer="layout" svg:width="26cm" svg:height="14cm" svg:x="1cm" svg:y="5.499cm" presentation:class="outline" presentation:user-transformed="true">
          <draw:text-box>
            <text:list text:style-name="L2">
              <text:list-item>
                <text:p><text:span text:style-name="T4">The British authorities weren’t sure of the quality of education they’ve received.</text:span></text:p>
              </text:list-item>
              <text:list-item>
                <text:p><text:span text:style-name="T4">This is the reason why even the educated were confined low status jobs.</text:span></text:p>
              </text:list-item>
              <text:list-item>
                <text:p><text:span text:style-name="T4">Lots of inter-ethnic conflicts-main reason is due to unequal distribution of power. Other reasons include linguistic and cultural differences</text:span></text:p>
              </text:list-item>
            </text:list>
          </draw:text-box>
        </draw:frame>
        <draw:frame draw:style-name="gr2" draw:text-style-name="P8" draw:layer="layout" svg:width="26cm" svg:height="2.663cm" svg:x="1cm" svg:y="0.83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draw:frame presentation:style-name="pr5" draw:layer="layout" svg:width="26cm" svg:height="2.663cm" svg:x="1cm" svg:y="0.837cm" presentation:class="title" presentation:user-transformed="true">
          <draw:text-box>
            <text:p>Problems continue</text:p>
          </draw:text-box>
        </draw:frame>
        <draw:frame presentation:style-name="pr6" draw:text-style-name="P7" draw:layer="layout" svg:width="26cm" svg:height="14cm" svg:x="1cm" svg:y="5.499cm" presentation:class="outline">
          <draw:text-box>
            <text:list text:style-name="L2">
              <text:list-item>
                <text:p><text:span text:style-name="T4">Differences in language background and the use of English is the main reason why South Asians are discriminated.</text:span></text:p>
              </text:list-item>
              <text:list-item>
                <text:p><text:span text:style-name="T4">This is just not due to lack of lexical or grammatical skill in English but also due ‘shared knowledge’(we will talk about this later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draw:frame presentation:style-name="pr5" draw:layer="layout" svg:width="26cm" svg:height="2.663cm" svg:x="1cm" svg:y="0.837cm" presentation:class="title">
          <draw:text-box>
            <text:p>Why these problems?</text:p>
          </draw:text-box>
        </draw:frame>
        <draw:frame presentation:style-name="pr6" draw:text-style-name="P7" draw:layer="layout" svg:width="26cm" svg:height="14cm" svg:x="1cm" svg:y="5.499cm" presentation:class="outline" presentation:user-transformed="true">
          <draw:text-box>
            <text:list text:style-name="L2">
              <text:list-item>
                <text:p><text:span text:style-name="T4">Lets categorize the jobs taken (usually) by South Asians</text:span></text:p>
              </text:list-item>
              <text:list-item>
                <text:p><text:span text:style-name="T5">(a) Semi-automated industries. Eg: food processing.</text:span></text:p>
              </text:list-item>
              <text:list-item>
                <text:p><text:span text:style-name="T5">(b) Traditional markets which were deskilled. Eg: textiles,foundries.</text:span></text:p>
              </text:list-item>
              <text:list-item>
                <text:p><text:span text:style-name="T5">(c) service industries with labour shortage. Eg: transport,hospital.</text:span></text:p>
              </text:list-item>
              <text:list-item>
                <text:p><text:span text:style-name="T5">(d) routine administrative jobs in nationalized service industries</text:span></text:p>
              </text:list-item>
              <text:list-item>
                <text:p><text:span text:style-name="T5">(e) low status jobs in medicine and in education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draw:frame presentation:style-name="pr5" draw:layer="layout" svg:width="26cm" svg:height="2.663cm" svg:x="1cm" svg:y="0.837cm" presentation:class="title" presentation:user-transformed="true">
          <draw:text-box>
            <text:p>Why these problems?-Continuation</text:p>
          </draw:text-box>
        </draw:frame>
        <draw:frame presentation:style-name="pr6" draw:text-style-name="P7" draw:layer="layout" svg:width="26cm" svg:height="14cm" svg:x="1cm" svg:y="5.499cm" presentation:class="outline" presentation:user-transformed="true">
          <draw:text-box>
            <text:list text:style-name="L2">
              <text:list-item>
                <text:p><text:span text:style-name="T4">Introduction of formal tests to test competence in English.</text:span></text:p>
              </text:list-item>
              <text:list-item>
                <text:p><text:span text:style-name="T4">Through common conventions people treat each other as a social group. This helps them to acquire knowledge(shared) and further reinforces the social group and sharedness .</text:span></text:p>
              </text:list-item>
              <text:list-item>
                <text:p><text:span text:style-name="T4">Small linguistic differences between the Whites and South Asians are assumed to be broad cultural differences relating to attitude and behaviou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draw:frame presentation:style-name="pr5" draw:layer="layout" svg:width="26cm" svg:height="2.663cm" svg:x="1cm" svg:y="0.837cm" presentation:class="title">
          <draw:text-box>
            <text:p>Why these problems?-Example</text:p>
          </draw:text-box>
        </draw:frame>
        <draw:frame presentation:style-name="pr6" draw:layer="layout" svg:width="26cm" svg:height="14cm" svg:x="1cm" svg:y="5.499cm" presentation:class="outline">
          <draw:text-box>
            <text:list text:style-name="L2">
              <text:list-header>
                <text:p><text:span text:style-name="T6">Supervisor: Can you speak English</text:span></text:p>
                <text:p><text:span text:style-name="T6">Applicant : <text:s/>No(ironically)</text:span></text:p>
                <text:p><text:span text:style-name="T6">Supervisor: (addressing the observer) </text:span><text:span text:style-name="T7">Oh,you see,he can’t speak English.</text:span></text:p>
                <text:p><text:span text:style-name="T7">Applicant : If I can’t speak English, what am I speaking to you now? </text:span><text:span text:style-name="T8">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draw:frame presentation:style-name="pr5" draw:layer="layout" svg:width="26cm" svg:height="2.663cm" svg:x="1cm" svg:y="0.837cm" presentation:class="title">
          <draw:text-box>
            <text:p>Why these problems?-Continuation </text:p>
          </draw:text-box>
        </draw:frame>
        <draw:frame presentation:style-name="pr6" draw:text-style-name="P7" draw:layer="layout" svg:width="26cm" svg:height="14cm" svg:x="1cm" svg:y="5.499cm" presentation:class="outline">
          <draw:text-box>
            <text:list text:style-name="L2">
              <text:list-header>
                <text:p><text:span text:style-name="T9">The following are the problems cited by the White employers about the South Asian workers:</text:span></text:p>
              </text:list-header>
              <text:list-item>
                <text:p><text:span text:style-name="T9">Never sure an instruction has been fully understood</text:span></text:p>
              </text:list-item>
              <text:list-item>
                <text:p><text:span text:style-name="T9">Difficulties in explaining about quality,breakdowns and faults</text:span></text:p>
              </text:list-item>
              <text:list-item>
                <text:p><text:span text:style-name="T9">Difficulties in obtaining explanations in relation to personal problems</text:span></text:p>
              </text:list-item>
              <text:list-item>
                <text:p><text:span text:style-name="T9">Uncertain about how far responsibilities regarding health and safety legislation can be fulfilled with workers who have limited Englis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draw:frame presentation:style-name="pr5" draw:layer="layout" svg:width="26cm" svg:height="2.663cm" svg:x="1cm" svg:y="0.837cm" presentation:class="title">
          <draw:text-box>
            <text:p><text:s/>How to get of this negative loop?</text:p>
          </draw:text-box>
        </draw:frame>
        <draw:frame presentation:style-name="pr6" draw:text-style-name="P7" draw:layer="layout" svg:width="26cm" svg:height="14cm" svg:x="1cm" svg:y="5.499cm" presentation:class="outline" presentation:user-transformed="true">
          <draw:text-box>
            <text:list text:style-name="L2">
              <text:list-item>
                <text:p><text:span text:style-name="T4">Process of getting out of this includes language acquisition and </text:span><text:span text:style-name="T10">language socialization</text:span></text:p>
              </text:list-item>
              <text:list-item>
                <text:p><text:span text:style-name="T4">Language socialization is learning not only the grammar and vocabulary but also the speaking practices followed in social contex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draw:frame presentation:style-name="pr5" draw:text-style-name="P9" draw:layer="layout" svg:width="26cm" svg:height="2.663cm" svg:x="1cm" svg:y="0.837cm" presentation:class="title" presentation:user-transformed="true">
          <draw:text-box>
            <text:p><text:span text:style-name="T11">Acquiring 1</text:span><text:span text:style-name="T12">st</text:span><text:span text:style-name="T11"> language vs Acquiring 2</text:span><text:span text:style-name="T12">nd </text:span><text:span text:style-name="T11">language</text:span></text:p>
          </draw:text-box>
        </draw:frame>
        <draw:frame presentation:style-name="pr6" draw:layer="layout" svg:width="26cm" svg:height="14cm" svg:x="1cm" svg:y="5.499cm" presentation:class="outline" presentation:user-transformed="true">
          <draw:text-box>
            <text:list text:style-name="L2">
              <text:list-item>
                <text:p><text:span text:style-name="T4">2</text:span><text:span text:style-name="T13">nd</text:span><text:span text:style-name="T4"> language acquisition: involves learning only that grammar and vocabulary.</text:span></text:p>
              </text:list-item>
              <text:list-item>
                <text:p><text:span text:style-name="T4">1</text:span><text:span text:style-name="T13">st</text:span><text:span text:style-name="T4"> language acquisition: involves learning to be socialized into the particular culture in which they’re brought up apart from what they learn when acquiring a language other than their 1</text:span><text:span text:style-name="T13">st</text:span><text:span text:style-name="T4">.</text:span></text:p>
              </text:list-item>
              <text:list-item>
                <text:p><text:span text:style-name="T4">This way of learning a 2</text:span><text:span text:style-name="T13">nd</text:span><text:span text:style-name="T4"> language has to change. 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draw:frame presentation:style-name="pr5" draw:layer="layout" svg:width="26cm" svg:height="2.663cm" svg:x="1cm" svg:y="0.837cm" presentation:class="title">
          <draw:text-box>
            <text:p>Proposed Solution</text:p>
          </draw:text-box>
        </draw:frame>
        <draw:frame presentation:style-name="pr6" draw:layer="layout" svg:width="26cm" svg:height="14cm" svg:x="1cm" svg:y="5.499cm" presentation:class="outline">
          <draw:text-box>
            <text:list text:style-name="L2">
              <text:list-item>
                <text:p><text:span text:style-name="T4">This needs creating a social context on which both sides can interpret and evaluate an interaction with the appreciation of others goals and conventions.</text:span></text:p>
              </text:list-item>
              <text:list-item>
                <text:p><text:span text:style-name="T4">It is important for the trainers to gain the individuals’ commitment to help with data collection and analysing it.</text:span></text:p>
              </text:list-item>
              <text:list-item>
                <text:p><text:span text:style-name="T4">Trainers examine inter-ethnic communication for differences in goals and find how these awkward situations are crea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draw:frame presentation:style-name="pr5" draw:layer="layout" svg:width="26cm" svg:height="2.663cm" svg:x="1cm" svg:y="0.837cm" presentation:class="title" presentation:user-transformed="true">
          <draw:text-box>
            <text:p>Job Interview-Example of Proposed <text:s text:c="2"/>Solution</text:p>
          </draw:text-box>
        </draw:frame>
        <draw:frame presentation:style-name="pr6" draw:text-style-name="P10" draw:layer="layout" svg:width="26cm" svg:height="14cm" svg:x="1cm" svg:y="5.499cm" presentation:class="outline" presentation:user-transformed="true">
          <draw:text-box>
            <text:list text:style-name="L2">
              <text:list-item>
                <text:p><text:span text:style-name="T14">Candidate’s Application Form</text:span></text:p>
                <text:p><text:span text:style-name="T14">(i) Education and previous employment</text:span></text:p>
                <text:p><text:span text:style-name="T14">(ii) Librarian Course</text:span></text:p>
                <text:p><text:span text:style-name="T14">(iii) Present Job</text:span></text:p>
              </text:list-item>
              <text:list-item>
                <text:p><text:span text:style-name="T14">Professional questions</text:span></text:p>
                <text:p><text:span text:style-name="T14">(i) Candidate’s views on professional course</text:span></text:p>
                <text:p><text:span text:style-name="T14">(ii) Experience in present job relevant to this application</text:span></text:p>
                <text:p><text:span text:style-name="T14">(iii) Special professional interest in this point</text:span></text:p>
              </text:list-item>
              <text:list-item>
                <text:p><text:span text:style-name="T14">Practical details</text:span></text:p>
                <text:p><text:span text:style-name="T14">not important for this stud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draw:frame presentation:style-name="pr5" draw:layer="layout" svg:width="26cm" svg:height="2.663cm" svg:x="1cm" svg:y="0.837cm" presentation:class="title" presentation:user-transformed="true">
          <draw:text-box>
            <text:p>Example continuation</text:p>
          </draw:text-box>
        </draw:frame>
        <draw:frame presentation:style-name="pr6" draw:layer="layout" svg:width="26cm" svg:height="14cm" svg:x="1cm" svg:y="5.499cm" presentation:class="outline">
          <draw:text-box>
            <text:list text:style-name="L2">
              <text:list-item>
                <text:p><text:span text:style-name="T9">Interviewer: One last question,Mr Sandhu(Applicant),why are you applying for this particular type of job in a college-a librarian’s job in a college?</text:span></text:p>
              </text:list-item>
              <text:list-item>
                <text:p><text:span text:style-name="T9">Applicant: Well,in fact,I have,up till now-um-previous to my-this job which I’m at present doing,I did send about 150 applications and my present job that was the only interview I got and I was accepted there and I was given that job is a temporary job as you know. Job is going to finish next December-so I desperately need another job-I’ve already sent about 50 applicants but this my second interview.</text:span></text:p>
              </text:list-item>
              <text:list-item>
                <text:p><text:span text:style-name="T9">Interviewer: I see,thanks very much. Thank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draw:frame presentation:style-name="pr5" draw:layer="layout" svg:width="26cm" svg:height="2.663cm" svg:x="1cm" svg:y="0.837cm" presentation:class="title">
          <draw:text-box>
            <text:p>Significant Breakdowns</text:p>
          </draw:text-box>
        </draw:frame>
        <draw:frame presentation:style-name="pr6" draw:text-style-name="P11" draw:layer="layout" svg:width="26cm" svg:height="14cm" svg:x="1cm" svg:y="5.499cm" presentation:class="outline">
          <draw:text-box>
            <text:list text:style-name="L2">
              <text:list-item>
                <text:p><text:span text:style-name="T9">The applicant didn’t know how the applications work.</text:span></text:p>
              </text:list-item>
              <text:list-item>
                <text:p><text:span text:style-name="T9">Candidate frequently misinterpreted the </text:span><text:span text:style-name="T9">interviewer’s question. Shows lack of shared </text:span><text:span text:style-name="T9">knowledge.</text:span></text:p>
              </text:list-item>
              <text:list-item>
                <text:p><text:span text:style-name="T9">The interviewers made wrong inferences from the </text:span><text:span text:style-name="T9">applicant’s answers. This happened due to two main </text:span><text:span text:style-name="T9">reasons.</text:span></text:p>
                <text:p><text:span text:style-name="T9">(i)The applicant structured his answers so that the </text:span><text:span text:style-name="T9">most relevant part of the answer is at the end.</text:span></text:p>
                <text:p><text:span text:style-name="T9">(ii)Key words and rhythm not there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499cm" presentation:class="outline" presentation:placeholder="true">
        <draw:text-box/>
      </draw:frame>
      <draw:frame presentation:style-name="Mpr6" draw:text-style-name="MP9" draw:layer="backgroundobjects" svg:width="8cm" svg:height="1cm" svg:x="1cm" svg:y="19.99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19.999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49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2:50.875637331</meta:creation-date>
    <dc:date>2018-04-06T16:01:59.107923018</dc:date>
    <meta:editing-duration>PT24M1S</meta:editing-duration>
    <meta:editing-cycles>6</meta:editing-cycles>
    <meta:generator>LibreOffice/5.2.7.2$Linux_X86_64 LibreOffice_project/20$Build-2</meta:generator>
    <meta:document-statistic meta:object-count="91"/>
  </office:meta>
</office:document-meta>
</file>